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        <text:title>Incremental Correctness</text:title>
      </text:p>
      <text:p text:style-name="OrgTitle"/>
      <text:p text:style-name="OrgSubtitle">
        <text:initial-creator>Oliver
        Pauffley</text:initial-creator>
      </text:p>
      <text:p text:style-name="OrgSubtitle"/>
      <text:p text:style-name="Quotations">Increment(y): if 
      <text:span text:style-name="OrgCode">y = 0</text:span>then 
      <text:span text:style-name="OrgCode">
      return(1)</text:span>else if 
      <text:span text:style-name="OrgCode">(y mod 2)
      =</text:span>1= then return 
      <text:span text:style-name="OrgCode">(2 ·
      Increment(y/2))</text:span>else 
      <text:span text:style-name="OrgCode">return (y +
      1)</text:span></text:p>
      <text:p text:style-name="Text_20_body">
        <text:span text:style-name="Emphasis">Solution:</text:span>
      </text:p>
      <text:list text:style-name="OrgNumberedList" text:continue-numbering="false">
        <text:list-item>
          <text:p text:style-name="Text_20_body">Base case 
          <text:span text:style-name="OrgCode">
          n=0</text:span>Clearly if n=0 the =Increment(0) returns
          1.</text:p>
        </text:list-item>
        <text:list-item>
          <text:p text:style-name="Text_20_body">Assume true for
          n=y prove for n = y + 1 When n is even, ie. 
          <text:span text:style-name="OrgCode">
          n=2k</text:span>then.</text:p>
          <text:p text:style-name="Text_20_body">Increment(2k) //
          2k mod 2 == 0 =&gt; return 2k + 1</text:p>
          <text:p text:style-name="Text_20_body">If n is odd
          then.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/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</text:page-number>
        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
          <text:page-number text:select-page="current"/>
        </text:p>
      </style:footer>
    </style:master-page>
    <style:master-page style:name="OrgFirstPage" style:page-layout-name="Mpm4" style:next-style-name="OrgPage">
      <style:footer>
        <text:p text:style-name="MP1">
          <text:page-number text:select-page="current"/>
        </text:p>
      </style:footer>
    </style:master-page>
    <style:master-page style:name="OrgPage" style:page-layout-name="Mpm5">
      <style:footer>
        <text:p text:style-name="MP1">
          <text:page-number text:select-page="current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Oliver Pauffley</dc:creator>
    <meta:initial-creator>Oliver Pauffley</meta:initial-creator>
    <dc:date>2021-10-03T16:33:16</dc:date>
    <meta:creation-date>2021-10-03T16:33:16</meta:creation-date>
    <meta:generator>Emacs 27.2 (Org mode 9.5)</meta:generator>
    <meta:keyword/>
    <dc:subject/>
    <dc:title>Incremental Correctness</dc:title>
  </office:meta>
</office:document-meta>
</file>